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28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6035in"/>
    </style:style>
    <style:style style:name="co13" style:family="table-column">
      <style:table-column-properties fo:break-before="auto" style:column-width="0.6571in"/>
    </style:style>
    <style:style style:name="co14" style:family="table-column">
      <style:table-column-properties fo:break-before="auto" style:column-width="0.6898in"/>
    </style:style>
    <style:style style:name="co15" style:family="table-column">
      <style:table-column-properties fo:break-before="auto" style:column-width="1.1929in"/>
    </style:style>
    <style:style style:name="co16" style:family="table-column">
      <style:table-column-properties fo:break-before="auto" style:column-width="0.8283in"/>
    </style:style>
    <style:style style:name="co17" style:family="table-column">
      <style:table-column-properties fo:break-before="auto" style:column-width="0.85in"/>
    </style:style>
    <style:style style:name="co18" style:family="table-column">
      <style:table-column-properties fo:break-before="auto" style:column-width="0.6465in"/>
    </style:style>
    <style:style style:name="co19" style:family="table-column">
      <style:table-column-properties fo:break-before="auto" style:column-width="0.861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mit_label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number-columns-repeated="2" table:default-cell-style-name="Default"/>
        <table:table-row table:style-name="ro1">
          <table:table-cell/>
          <table:table-cell office:value-type="string" calcext:value-type="string">
            <text:p>wtf</text:p>
          </table:table-cell>
          <table:table-cell office:value-type="string" calcext:value-type="string">
            <text:p>rust_development</text:p>
          </table:table-cell>
          <table:table-cell office:value-type="string" calcext:value-type="string">
            <text:p>interface_development</text:p>
          </table:table-cell>
          <table:table-cell office:value-type="string" calcext:value-type="string">
            <text:p>big_json</text:p>
          </table:table-cell>
          <table:table-cell office:value-type="string" calcext:value-type="string">
            <text:p>rust_packaging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javascript_development</text:p>
          </table:table-cell>
          <table:table-cell office:value-type="string" calcext:value-type="string">
            <text:p>bulk_commit</text:p>
          </table:table-cell>
          <table:table-cell office:value-type="string" calcext:value-type="string">
            <text:p>minor_commit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binFiles</text:p>
          </table:table-cell>
          <table:table-cell office:value-type="string" calcext:value-type="string">
            <text:p>textFiles</text:p>
          </table:table-cell>
          <table:table-cell office:value-type="string" calcext:value-type="string">
            <text:p>textLines</text:p>
          </table:table-cell>
          <table:table-cell office:value-type="string" calcext:value-type="string">
            <text:p>javascriptLinePct</text:p>
          </table:table-cell>
          <table:table-cell office:value-type="string" calcext:value-type="string">
            <text:p>rustLinePct</text:p>
          </table:table-cell>
          <table:table-cell office:value-type="string" calcext:value-type="string">
            <text:p>markdownLinePct</text:p>
          </table:table-cell>
          <table:table-cell office:value-type="string" calcext:value-type="string">
            <text:p>jsonLinePct</text:p>
          </table:table-cell>
          <table:table-cell office:value-type="string" calcext:value-type="string">
            <text:p>imgFiles</text:p>
          </table:table-cell>
          <table:table-cell office:value-type="string" calcext:value-type="string">
            <text:p>lockLinePct</text:p>
          </table:table-cell>
          <table:table-cell office:value-type="string" calcext:value-type="string">
            <text:p>yarnLinePct</text:p>
          </table:table-cell>
          <table:table-cell office:value-type="string" calcext:value-type="string">
            <text:p>htmlLinePct</text:p>
          </table:table-cell>
        </table:table-row>
        <table:table-row table:style-name="ro1">
          <table:table-cell office:value-type="string" calcext:value-type="string">
            <text:p>12074a45bc9b22dfffbf433bb73dde6aad88e2be</text:p>
          </table:table-cell>
          <table:table-cell table:formula="of:=SUM([.C2:.J2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0bc9dcda78b5688b25154c1eb6e2e1febfd1c</text:p>
          </table:table-cell>
          <table:table-cell table:formula="of:=SUM([.C3:.J3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807d4413c12c4b9a4600736ebd3642a8e8b2ce</text:p>
          </table:table-cell>
          <table:table-cell table:formula="of:=SUM([.C4:.J4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b1f6608a3ae88026b9f2bf317a80287f382e9b7</text:p>
          </table:table-cell>
          <table:table-cell table:formula="of:=SUM([.C5:.J5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be94da0d22f41a555012e6ec4ef689a8c1c6e6</text:p>
          </table:table-cell>
          <table:table-cell table:formula="of:=SUM([.C6:.J6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e030f9096601f98d137c0848b23efe68337e23</text:p>
          </table:table-cell>
          <table:table-cell table:formula="of:=SUM([.C7:.J7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c23864723ecedcff25a86f3a3eaf66f18cf85e</text:p>
          </table:table-cell>
          <table:table-cell table:formula="of:=SUM([.C8:.J8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d23e79176de79f7da74e076590946c8e0a5075e</text:p>
          </table:table-cell>
          <table:table-cell table:formula="of:=SUM([.C9:.J9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f68840cab9a668cfc47aa7249ea35a7f7e1a620</text:p>
          </table:table-cell>
          <table:table-cell table:formula="of:=SUM([.C10:.J10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347cf1c1d73617605577f300e355268a31ad96</text:p>
          </table:table-cell>
          <table:table-cell table:formula="of:=SUM([.C11:.J11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82f6f60cf1ac9c3d792ea1f2966264ac0a6c16</text:p>
          </table:table-cell>
          <table:table-cell table:formula="of:=SUM([.C12:.J12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f74d3170c6de7331d94c298f20c0006b709dea</text:p>
          </table:table-cell>
          <table:table-cell table:formula="of:=SUM([.C13:.J13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c07d9c40cc0e658fac1314841f3e54af0168ca</text:p>
          </table:table-cell>
          <table:table-cell table:formula="of:=SUM([.C14:.J14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04524f46e164b7ab0535ff60736b0956c400ca</text:p>
          </table:table-cell>
          <table:table-cell table:formula="of:=SUM([.C15:.J15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5.55" calcext:value-type="float">
            <text:p>55.55</text:p>
          </table:table-cell>
          <table:table-cell office:value-type="float" office:value="44.44" calcext:value-type="float">
            <text:p>44.4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50cd36d07d3a92fc247e7a9ca329f1aad1d69e</text:p>
          </table:table-cell>
          <table:table-cell table:formula="of:=SUM([.C16:.J16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1.81" calcext:value-type="float">
            <text:p>81.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8d87b0761bf19095b531af67477112182e4b1c</text:p>
          </table:table-cell>
          <table:table-cell table:formula="of:=SUM([.C17:.J17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5894df8ae3cae5b1ead8ec54fc0d1c9f5f39c8</text:p>
          </table:table-cell>
          <table:table-cell table:formula="of:=SUM([.C18:.J18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e07fe08761750c1c0231edb5c226706ae1203a2</text:p>
          </table:table-cell>
          <table:table-cell table:formula="of:=SUM([.C19:.J19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2df385aafaffa18e90b5c0b0d5d1e7e243bcac1</text:p>
          </table:table-cell>
          <table:table-cell table:formula="of:=SUM([.C20:.J20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5d350f59a38686ac0e2f32ea0267d5e435518f</text:p>
          </table:table-cell>
          <table:table-cell table:formula="of:=SUM([.C21:.J21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d4364a6a24933413a7cc74d44debea5e70af71</text:p>
          </table:table-cell>
          <table:table-cell table:formula="of:=SUM([.C22:.J22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92.24" calcext:value-type="float">
            <text:p>92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6c925beda40adb2f3bdb38d51637cc990b31447</text:p>
          </table:table-cell>
          <table:table-cell table:formula="of:=SUM([.C23:.J23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95.55" calcext:value-type="float">
            <text:p>95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9b8ba33b86567db4d27da287cad5bcdfb214f6</text:p>
          </table:table-cell>
          <table:table-cell table:formula="of:=SUM([.C24:.J24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97.93" calcext:value-type="float">
            <text:p>97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406c64260f1d05c4ecf50712351cd0ea1df899</text:p>
          </table:table-cell>
          <table:table-cell table:formula="of:=SUM([.C25:.J25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82.79" calcext:value-type="float">
            <text:p>82.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b07b87e876c844df7a34485b503a84c13e4684</text:p>
          </table:table-cell>
          <table:table-cell table:formula="of:=SUM([.C26:.J26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3" calcext:value-type="float">
            <text:p>24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36ea090eadb49ed98b17e30e2f5795b3524d353</text:p>
          </table:table-cell>
          <table:table-cell table:formula="of:=SUM([.C27:.J27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12" calcext:value-type="float">
            <text:p>90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a0c8cfdca335a9cdcc7403adf3a00bae8b5a10</text:p>
          </table:table-cell>
          <table:table-cell table:formula="of:=SUM([.C28:.J28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65.57" calcext:value-type="float">
            <text:p>65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3e9af78444b743ff1e75d2fd7573976ed6ccb9</text:p>
          </table:table-cell>
          <table:table-cell table:formula="of:=SUM([.C29:.J29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12.05" calcext:value-type="float">
            <text:p>12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7" calcext:value-type="float">
            <text:p>87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01467d0e3c81cc5a6dc6a926fbc86981e79976</text:p>
          </table:table-cell>
          <table:table-cell table:formula="of:=SUM([.C30:.J30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30.63" calcext:value-type="float">
            <text:p>30.63</text:p>
          </table:table-cell>
          <table:table-cell office:value-type="float" office:value="3.49" calcext:value-type="float">
            <text:p>3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93" calcext:value-type="float">
            <text:p>61.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c6047057ee6119dec116c67bb19e5b6adc255a</text:p>
          </table:table-cell>
          <table:table-cell table:formula="of:=SUM([.C31:.J31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17.83" calcext:value-type="float">
            <text:p>17.83</text:p>
          </table:table-cell>
          <table:table-cell office:value-type="float" office:value="0.07" calcext:value-type="float">
            <text:p>0.07</text:p>
          </table:table-cell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76.86" calcext:value-type="float">
            <text:p>76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f010c710166ba79b550108070357034afed1e6</text:p>
          </table:table-cell>
          <table:table-cell table:formula="of:=SUM([.C32:.J32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34" calcext:value-type="float">
            <text:p>1534</text:p>
          </table:table-cell>
          <table:table-cell office:value-type="float" office:value="52.86" calcext:value-type="float">
            <text:p>52.86</text:p>
          </table:table-cell>
          <table:table-cell office:value-type="float" office:value="18.44" calcext:value-type="float">
            <text:p>18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62a2788975df5513188823c372da4441033be1f</text:p>
          </table:table-cell>
          <table:table-cell table:formula="of:=SUM([.C33:.J33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office:value-type="float" office:value="91.81" calcext:value-type="float">
            <text:p>91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8" calcext:value-type="float">
            <text:p>8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81411ed9919dc09a38203a71aa708e47050acb</text:p>
          </table:table-cell>
          <table:table-cell table:formula="of:=SUM([.C34:.J34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594" calcext:value-type="float">
            <text:p>3594</text:p>
          </table:table-cell>
          <table:table-cell office:value-type="float" office:value="0" calcext:value-type="float">
            <text:p>0</text:p>
          </table:table-cell>
          <table:table-cell office:value-type="float" office:value="7.56" calcext:value-type="float">
            <text:p>7.56</text:p>
          </table:table-cell>
          <table:table-cell office:value-type="float" office:value="15.99" calcext:value-type="float">
            <text:p>15.99</text:p>
          </table:table-cell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74.87" calcext:value-type="float">
            <text:p>74.87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da48627bd7b7e4e015eee4ecc6e55e8bc97542</text:p>
          </table:table-cell>
          <table:table-cell table:formula="of:=SUM([.C35:.J35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3950" calcext:value-type="float">
            <text:p>3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a8073960d788230a51bc2c0e6cfac402b8e887</text:p>
          </table:table-cell>
          <table:table-cell table:formula="of:=SUM([.C36:.J36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51.37" calcext:value-type="float">
            <text:p>51.37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35300422ba04800d3360359c572cc11ed33970</text:p>
          </table:table-cell>
          <table:table-cell table:formula="of:=SUM([.C37:.J37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773cd761ab7b7c934484ae0bb8f2920fcd974d</text:p>
          </table:table-cell>
          <table:table-cell table:formula="of:=SUM([.C38:.J38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ca51c2c03c11201dd858d9453561733c2666ed</text:p>
          </table:table-cell>
          <table:table-cell table:formula="of:=SUM([.C39:.J39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33" calcext:value-type="float">
            <text:p>1433</text:p>
          </table:table-cell>
          <table:table-cell office:value-type="float" office:value="97.97" calcext:value-type="float">
            <text:p>97.97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a022a8b16eadd0bdf811e53eeec78f67d978a6</text:p>
          </table:table-cell>
          <table:table-cell table:formula="of:=SUM([.C40:.J40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254" calcext:value-type="float">
            <text:p>3254</text:p>
          </table:table-cell>
          <table:table-cell office:value-type="float" office:value="5.34" calcext:value-type="float">
            <text:p>5.34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3.47" calcext:value-type="float">
            <text:p>3.47</text:p>
          </table:table-cell>
          <table:table-cell office:value-type="float" office:value="0" calcext:value-type="float">
            <text:p>0</text:p>
          </table:table-cell>
          <table:table-cell office:value-type="float" office:value="87.12" calcext:value-type="float">
            <text:p>87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7377bbc88f97aa087e14a31b8defed4dbc1af1</text:p>
          </table:table-cell>
          <table:table-cell table:formula="of:=SUM([.C41:.J41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048" calcext:value-type="float">
            <text:p>12048</text:p>
          </table:table-cell>
          <table:table-cell office:value-type="float" office:value="0.62" calcext:value-type="float">
            <text:p>0.62</text:p>
          </table:table-cell>
          <table:table-cell office:value-type="float" office:value="2.06" calcext:value-type="float">
            <text:p>2.06</text:p>
          </table:table-cell>
          <table:table-cell office:value-type="float" office:value="0.51" calcext:value-type="float">
            <text:p>0.51</text:p>
          </table:table-cell>
          <table:table-cell office:value-type="float" office:value="71.47" calcext:value-type="float">
            <text:p>71.47</text:p>
          </table:table-cell>
          <table:table-cell office:value-type="float" office:value="0" calcext:value-type="float">
            <text:p>0</text:p>
          </table:table-cell>
          <table:table-cell office:value-type="float" office:value="24.82" calcext:value-type="float">
            <text:p>24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907df36197dc3d7be452aab244d7652c4c4181</text:p>
          </table:table-cell>
          <table:table-cell table:formula="of:=SUM([.C42:.J42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355" calcext:value-type="float">
            <text:p>1235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54" calcext:value-type="float">
            <text:p>0.54</text:p>
          </table:table-cell>
          <table:table-cell office:value-type="float" office:value="2" calcext:value-type="float">
            <text:p>2</text:p>
          </table:table-cell>
          <table:table-cell office:value-type="float" office:value="97.4" calcext:value-type="float">
            <text:p>97.4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11a5aabb6bc558c5ebdf4068329821c0636510ac</text:p>
          </table:table-cell>
          <table:table-cell table:formula="of:=SUM([.C43:.J43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209" calcext:value-type="float">
            <text:p>14209</text:p>
          </table:table-cell>
          <table:table-cell office:value-type="float" office:value="2.36" calcext:value-type="float">
            <text:p>2.36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26.72" calcext:value-type="float">
            <text:p>26.72</text:p>
          </table:table-cell>
          <table:table-cell office:value-type="float" office:value="3" calcext:value-type="float">
            <text:p>3</text:p>
          </table:table-cell>
          <table:table-cell office:value-type="float" office:value="68.8" calcext:value-type="float">
            <text:p>68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09740216c6ef5cc8de4c65fe476ee5dba2c4f8</text:p>
          </table:table-cell>
          <table:table-cell table:formula="of:=SUM([.C44:.J44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68" calcext:value-type="float">
            <text:p>15068</text:p>
          </table:table-cell>
          <table:table-cell office:value-type="float" office:value="1.06" calcext:value-type="float">
            <text:p>1.06</text:p>
          </table:table-cell>
          <table:table-cell office:value-type="float" office:value="1.74" calcext:value-type="float">
            <text:p>1.74</text:p>
          </table:table-cell>
          <table:table-cell office:value-type="float" office:value="0.58" calcext:value-type="float">
            <text:p>0.58</text:p>
          </table:table-cell>
          <table:table-cell office:value-type="float" office:value="91.07" calcext:value-type="float">
            <text:p>91.07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bbc27dda418e95f981d92ad97babc4f696e18f</text:p>
          </table:table-cell>
          <table:table-cell table:formula="of:=SUM([.C45:.J45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16895" calcext:value-type="float">
            <text:p>168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15.19" calcext:value-type="float">
            <text:p>15.19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3c18490aaee04cdee75a3d22d67e8877b8abe7</text:p>
          </table:table-cell>
          <table:table-cell table:formula="of:=SUM([.C46:.J46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482" calcext:value-type="float">
            <text:p>19482</text:p>
          </table:table-cell>
          <table:table-cell office:value-type="float" office:value="0.75" calcext:value-type="float">
            <text:p>0.75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95.52" calcext:value-type="float">
            <text:p>95.5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900abb28d8c4d795cbcf7f83d690471a38324550</text:p>
          </table:table-cell>
          <table:table-cell table:formula="of:=SUM([.C47:.J47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371" calcext:value-type="float">
            <text:p>21371</text:p>
          </table:table-cell>
          <table:table-cell office:value-type="float" office:value="1.38" calcext:value-type="float">
            <text:p>1.38</text:p>
          </table:table-cell>
          <table:table-cell office:value-type="float" office:value="0.45" calcext:value-type="float">
            <text:p>0.45</text:p>
          </table:table-cell>
          <table:table-cell office:value-type="float" office:value="1.04" calcext:value-type="float">
            <text:p>1.04</text:p>
          </table:table-cell>
          <table:table-cell office:value-type="float" office:value="88.13" calcext:value-type="float">
            <text:p>88.13</text:p>
          </table:table-cell>
          <table:table-cell office:value-type="float" office:value="2" calcext:value-type="float">
            <text:p>2</text:p>
          </table:table-cell>
          <table:table-cell office:value-type="float" office:value="7.72" calcext:value-type="float">
            <text:p>7.7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45012cd0932e7ed685d08922c7bb83f62f58c3bb</text:p>
          </table:table-cell>
          <table:table-cell table:formula="of:=SUM([.C48:.J48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1766" calcext:value-type="float">
            <text:p>21766</text:p>
          </table:table-cell>
          <table:table-cell office:value-type="float" office:value="1.56" calcext:value-type="float">
            <text:p>1.56</text:p>
          </table:table-cell>
          <table:table-cell office:value-type="float" office:value="5.62" calcext:value-type="float">
            <text:p>5.62</text:p>
          </table:table-cell>
          <table:table-cell office:value-type="float" office:value="2.03" calcext:value-type="float">
            <text:p>2.03</text:p>
          </table:table-cell>
          <table:table-cell office:value-type="float" office:value="85.54" calcext:value-type="float">
            <text:p>85.54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76ab616360d9651b4444e8933aadb16362b3ff47</text:p>
          </table:table-cell>
          <table:table-cell table:formula="of:=SUM([.C49:.J49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29574" calcext:value-type="float">
            <text:p>29574</text:p>
          </table:table-cell>
          <table:table-cell office:value-type="float" office:value="5.42" calcext:value-type="float">
            <text:p>5.42</text:p>
          </table:table-cell>
          <table:table-cell office:value-type="float" office:value="1.26" calcext:value-type="float">
            <text:p>1.26</text:p>
          </table:table-cell>
          <table:table-cell office:value-type="float" office:value="0.22" calcext:value-type="float">
            <text:p>0.22</text:p>
          </table:table-cell>
          <table:table-cell office:value-type="float" office:value="92.23" calcext:value-type="float">
            <text:p>92.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e5e0d59835a849eb9c43b2cd20b25046e1ddab3e</text:p>
          </table:table-cell>
          <table:table-cell table:formula="of:=SUM([.C50:.J50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1554" calcext:value-type="float">
            <text:p>31554</text:p>
          </table:table-cell>
          <table:table-cell office:value-type="float" office:value="2.28" calcext:value-type="float">
            <text:p>2.28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95.95" calcext:value-type="float">
            <text:p>95.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7503dcb63af05b1381c8fbc7d1aa989ce61d605</text:p>
          </table:table-cell>
          <table:table-cell table:formula="of:=SUM([.C51:.J51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39350" calcext:value-type="float">
            <text:p>39350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0.01" calcext:value-type="float">
            <text:p>0.01</text:p>
          </table:table-cell>
          <table:table-cell office:value-type="float" office:value="96.54" calcext:value-type="float">
            <text:p>96.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f8bc559ce5f94d2e9783b5c44e2d0717abb9a23f</text:p>
          </table:table-cell>
          <table:table-cell table:formula="of:=SUM([.C52:.J52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259" calcext:value-type="float">
            <text:p>259</text:p>
          </table:table-cell>
          <table:table-cell office:value-type="float" office:value="52946" calcext:value-type="float">
            <text:p>52946</text:p>
          </table:table-cell>
          <table:table-cell office:value-type="float" office:value="1.14" calcext:value-type="float">
            <text:p>1.1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92.89" calcext:value-type="float">
            <text:p>92.89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35f9bec1feedf9dc69f56bcff7bb009a6ff046</text:p>
          </table:table-cell>
          <table:table-cell table:formula="of:=SUM([.C53:.J53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3515" calcext:value-type="float">
            <text:p>5351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94" calcext:value-type="float">
            <text:p>63.94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4420c494fa853f28ac57167bae3b95cec78317</text:p>
          </table:table-cell>
          <table:table-cell table:formula="of:=SUM([.C54:.J54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9148" calcext:value-type="float">
            <text:p>59148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73.43" calcext:value-type="float">
            <text:p>73.43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4d75823232e302db5573c053debb182c21ad7cf9</text:p>
          </table:table-cell>
          <table:table-cell table:formula="of:=SUM([.C55:.J55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61690" calcext:value-type="float">
            <text:p>61690</text:p>
          </table:table-cell>
          <table:table-cell office:value-type="float" office:value="1.07" calcext:value-type="float">
            <text:p>1.07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97.03" calcext:value-type="float">
            <text:p>97.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4d75823232e302db5573c053debb182c21ad7cf9</text:p>
          </table:table-cell>
          <table:table-cell table:formula="of:=SUM([.C56:.J56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61690" calcext:value-type="float">
            <text:p>61690</text:p>
          </table:table-cell>
          <table:table-cell office:value-type="float" office:value="1.07" calcext:value-type="float">
            <text:p>1.07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97.03" calcext:value-type="float">
            <text:p>97.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0730644dc859d5395f1ab8f614bbc83903a5d6e0</text:p>
          </table:table-cell>
          <table:table-cell table:formula="of:=SUM([.C57:.J57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89" calcext:value-type="float">
            <text:p>389</text:p>
          </table:table-cell>
          <table:table-cell office:value-type="float" office:value="201204" calcext:value-type="float">
            <text:p>201204</text:p>
          </table:table-cell>
          <table:table-cell office:value-type="float" office:value="2.46" calcext:value-type="float">
            <text:p>2.46</text:p>
          </table:table-cell>
          <table:table-cell office:value-type="float" office:value="2.07" calcext:value-type="float">
            <text:p>2.07</text:p>
          </table:table-cell>
          <table:table-cell office:value-type="float" office:value="1.4" calcext:value-type="float">
            <text:p>1.4</text:p>
          </table:table-cell>
          <table:table-cell office:value-type="float" office:value="91.76" calcext:value-type="float">
            <text:p>91.7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5629c4b1eae0d9db3dd25e5ada2d91393005a3d0</text:p>
          </table:table-cell>
          <table:table-cell table:formula="of:=SUM([.C58:.J58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789" calcext:value-type="float">
            <text:p>789</text:p>
          </table:table-cell>
          <table:table-cell office:value-type="float" office:value="402917" calcext:value-type="float">
            <text:p>402917</text:p>
          </table:table-cell>
          <table:table-cell office:value-type="float" office:value="2.46" calcext:value-type="float">
            <text:p>2.46</text:p>
          </table:table-cell>
          <table:table-cell office:value-type="float" office:value="2.09" calcext:value-type="float">
            <text:p>2.09</text:p>
          </table:table-cell>
          <table:table-cell office:value-type="float" office:value="1.45" calcext:value-type="float">
            <text:p>1.45</text:p>
          </table:table-cell>
          <table:table-cell office:value-type="float" office:value="91.66" calcext:value-type="float">
            <text:p>91.6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ab05ef8f08f34b3b39585c0367afb83b9d658f9c</text:p>
          </table:table-cell>
          <table:table-cell table:formula="of:=SUM([.C59:.J59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39069" calcext:value-type="float">
            <text:p>39069</text:p>
          </table:table-cell>
          <table:table-cell office:value-type="float" office:value="5658518" calcext:value-type="float">
            <text:p>5658518</text:p>
          </table:table-cell>
          <table:table-cell office:value-type="float" office:value="66.62" calcext:value-type="float">
            <text:p>66.62</text:p>
          </table:table-cell>
          <table:table-cell office:value-type="float" office:value="0" calcext:value-type="float">
            <text:p>0</text:p>
          </table:table-cell>
          <table:table-cell office:value-type="float" office:value="6.43" calcext:value-type="float">
            <text:p>6.43</text:p>
          </table:table-cell>
          <table:table-cell office:value-type="float" office:value="16.36" calcext:value-type="float">
            <text:p>16.36</text:p>
          </table:table-cell>
          <table:table-cell office:value-type="float" office:value="25" calcext:value-type="float">
            <text:p>25</text:p>
          </table:table-cell>
          <table:table-cell office:value-type="float" office:value="0.44" calcext:value-type="float">
            <text:p>0.44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69eaeffaf41ef33e88b5996a98ae6b016cac1ad</text:p>
          </table:table-cell>
          <table:table-cell table:formula="of:=SUM([.C60:.J60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d9da81febe6cd0753d306929b15f20d2d8e6d</text:p>
          </table:table-cell>
          <table:table-cell table:formula="of:=SUM([.C61:.J61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9d13876f22a3c4352c2d91e0335dcd08a1e75d</text:p>
          </table:table-cell>
          <table:table-cell table:formula="of:=SUM([.C62:.J62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36e6c3d069b24e9f6f2bfedd5b21ecc9901624</text:p>
          </table:table-cell>
          <table:table-cell table:formula="of:=SUM([.C63:.J63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0bb936f71e9510b736f3dfc63134fe4bbfc90b</text:p>
          </table:table-cell>
          <table:table-cell table:formula="of:=SUM([.C64:.J64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f63ad8a1d26d1ef199390b41daac0af1891f55c</text:p>
          </table:table-cell>
          <table:table-cell table:formula="of:=SUM([.C65:.J65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a74269680352a9c023fc214887479b899b9112c</text:p>
          </table:table-cell>
          <table:table-cell table:formula="of:=SUM([.C66:.J66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e34cac37883951f6affd19aabae9c636daf93cc</text:p>
          </table:table-cell>
          <table:table-cell table:formula="of:=SUM([.C67:.J67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1c256c45772ed37b8678474010d3d9187b33e2</text:p>
          </table:table-cell>
          <table:table-cell table:formula="of:=SUM([.C68:.J68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67a4803b9e1d58a87fcebbbea673c6adf4393</text:p>
          </table:table-cell>
          <table:table-cell table:formula="of:=SUM([.C69:.J69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9adb589645e71c3fb975f69be3bca76a53f794</text:p>
          </table:table-cell>
          <table:table-cell table:formula="of:=SUM([.C70:.J70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6b811553f6c86c9072f95206920f0583dff8e3</text:p>
          </table:table-cell>
          <table:table-cell table:formula="of:=SUM([.C71:.J71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517f4ce9cada726a90da3220c59951a50b085</text:p>
          </table:table-cell>
          <table:table-cell table:formula="of:=SUM([.C72:.J72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3c6a3286937a07451864eb7cf4c7fdcdf6f431</text:p>
          </table:table-cell>
          <table:table-cell table:formula="of:=SUM([.C73:.J73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f972d021d2e3eef61d6489274ee39c87673da3</text:p>
          </table:table-cell>
          <table:table-cell table:formula="of:=SUM([.C74:.J74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dde89d1db0d572d249f8709e72339c02096495</text:p>
          </table:table-cell>
          <table:table-cell table:formula="of:=SUM([.C75:.J75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9becda96b60413463dc4801138a7eb16084697</text:p>
          </table:table-cell>
          <table:table-cell table:formula="of:=SUM([.C76:.J76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1c161ffc972476359f746d07a85dd88d1fcb2b</text:p>
          </table:table-cell>
          <table:table-cell table:formula="of:=SUM([.C77:.J77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eaab3679631016555f82c44107c3a5846e88403</text:p>
          </table:table-cell>
          <table:table-cell table:formula="of:=SUM([.C78:.J78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79d18843dfba6585b9cb040dc371ee912fb92c</text:p>
          </table:table-cell>
          <table:table-cell table:formula="of:=SUM([.C79:.J79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729c5e9393ed16a505c17f567e6f5c5560e60a</text:p>
          </table:table-cell>
          <table:table-cell table:formula="of:=SUM([.C80:.J80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daed6eb16cf170067b30808a7f1e87d449adca</text:p>
          </table:table-cell>
          <table:table-cell table:formula="of:=SUM([.C81:.J81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797d4c13173f544f4a9736a161a4811da4aac6</text:p>
          </table:table-cell>
          <table:table-cell table:formula="of:=SUM([.C82:.J82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d1cb916c44e259711c691cffbb4e1a750ff22c0</text:p>
          </table:table-cell>
          <table:table-cell table:formula="of:=SUM([.C83:.J83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12bbc50035255af08bf1f44a8a63f0fca5c3c6</text:p>
          </table:table-cell>
          <table:table-cell table:formula="of:=SUM([.C84:.J84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8f93dba0d448f122145c24bedee52de09b92f0</text:p>
          </table:table-cell>
          <table:table-cell table:formula="of:=SUM([.C85:.J85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9003f47a28b2af8c72bc272ae1d2ac88e89fb5</text:p>
          </table:table-cell>
          <table:table-cell table:formula="of:=SUM([.C86:.J86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f7c7d19fc24deaf1ba3dc0f40f97599e441816</text:p>
          </table:table-cell>
          <table:table-cell table:formula="of:=SUM([.C87:.J87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e54c22202b9bfc4011c77f81653862de8548da</text:p>
          </table:table-cell>
          <table:table-cell table:formula="of:=SUM([.C88:.J88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910e2660f35a0057bf37845e9845156df1acb1</text:p>
          </table:table-cell>
          <table:table-cell table:formula="of:=SUM([.C89:.J89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d7c2f4c4882032bfd98820ac5da1635cb475ce</text:p>
          </table:table-cell>
          <table:table-cell table:formula="of:=SUM([.C90:.J90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9e10f6914407a02c0b621bf44063ebff28f5b</text:p>
          </table:table-cell>
          <table:table-cell table:formula="of:=SUM([.C91:.J91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517cb16aae33670e79bf33d7ece4937219f216</text:p>
          </table:table-cell>
          <table:table-cell table:formula="of:=SUM([.C92:.J92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cc40f76dc48dd019129240107168fb27199273</text:p>
          </table:table-cell>
          <table:table-cell table:formula="of:=SUM([.C93:.J93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7bf5ba9fe0b71aad25711301fa25c0aebf764d</text:p>
          </table:table-cell>
          <table:table-cell table:formula="of:=SUM([.C94:.J94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8.27" calcext:value-type="float">
            <text:p>48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e87bc0ebf0c0ea933af8457c0c7cd5d78ea52d</text:p>
          </table:table-cell>
          <table:table-cell table:formula="of:=SUM([.C95:.J95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6.66" calcext:value-type="float">
            <text:p>46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a118b1e917313c89d1e92fd7d11d3950978f8</text:p>
          </table:table-cell>
          <table:table-cell table:formula="of:=SUM([.C96:.J96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9.13" calcext:value-type="float">
            <text:p>39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86" calcext:value-type="float">
            <text:p>60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2b0e4379d6de7dd266d4f5c8b6e7ba4af578d7</text:p>
          </table:table-cell>
          <table:table-cell table:formula="of:=SUM([.C97:.J97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5.92" calcext:value-type="float">
            <text:p>25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07" calcext:value-type="float">
            <text:p>74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b1ba39920b5248f16d20a7106725a9838fda19</text:p>
          </table:table-cell>
          <table:table-cell table:formula="of:=SUM([.C98:.J98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0.45" calcext:value-type="float">
            <text:p>2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762d413686200165e816fdca33e4524ce3b25c</text:p>
          </table:table-cell>
          <table:table-cell table:formula="of:=SUM([.C99:.J99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5.53" calcext:value-type="float">
            <text:p>25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95" calcext:value-type="float">
            <text:p>65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2a1bd9757345a8c476491ef11fc81c29068abc</text:p>
          </table:table-cell>
          <table:table-cell table:formula="of:=SUM([.C100:.J100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23" calcext:value-type="float">
            <text:p>95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76fadc453d7ac39164e184642cc848e72169593</text:p>
          </table:table-cell>
          <table:table-cell table:formula="of:=SUM([.C101:.J101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8.86" calcext:value-type="float">
            <text:p>8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6" calcext:value-type="float">
            <text:p>88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b0f18e9e75cc62d0cfbeaa597af5f902bc4e96</text:p>
          </table:table-cell>
          <table:table-cell table:formula="of:=SUM([.C102:.J102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78.68" calcext:value-type="float">
            <text:p>78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31" calcext:value-type="float">
            <text:p>21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2b07574841fef3e58b2561f792aae521a5425a</text:p>
          </table:table-cell>
          <table:table-cell table:formula="of:=SUM([.C103:.J103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79" calcext:value-type="float">
            <text:p>71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3f01d22fb2e16344ca9608dd6af207275b9f68</text:p>
          </table:table-cell>
          <table:table-cell table:formula="of:=SUM([.C104:.J104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46.04" calcext:value-type="float">
            <text:p>46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95" calcext:value-type="float">
            <text:p>53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b656dd9570850966a768e4a6d7ba8316dfd26</text:p>
          </table:table-cell>
          <table:table-cell table:formula="of:=SUM([.C105:.J105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56.47" calcext:value-type="float">
            <text:p>56.47</text:p>
          </table:table-cell>
          <table:table-cell office:value-type="float" office:value="8.53" calcext:value-type="float">
            <text:p>8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2" calcext:value-type="float">
            <text:p>3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1951315585bfd346836a4e8c75ece2e25b3067</text:p>
          </table:table-cell>
          <table:table-cell table:formula="of:=SUM([.C106:.J10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32.63" calcext:value-type="float">
            <text:p>32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7" calcext:value-type="float">
            <text:p>65.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efd0025e7fbe70f654aba0871f6de37dbcc959</text:p>
          </table:table-cell>
          <table:table-cell table:formula="of:=SUM([.C107:.J107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</text:p>
          </table:table-cell>
          <table:table-cell office:value-type="float" office:value="20.94" calcext:value-type="float">
            <text:p>20.94</text:p>
          </table:table-cell>
          <table:table-cell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38.88" calcext:value-type="float">
            <text:p>38.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869a5ecabca2595456db0d5a651f71bc70fe1a</text:p>
          </table:table-cell>
          <table:table-cell table:formula="of:=SUM([.C108:.J108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2" calcext:value-type="float">
            <text:p>322</text:p>
          </table:table-cell>
          <table:table-cell office:value-type="float" office:value="55.59" calcext:value-type="float">
            <text:p>55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1" calcext:value-type="float">
            <text:p>29.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dbadaa7ca32b891e3c28cc8024153d2304e84f</text:p>
          </table:table-cell>
          <table:table-cell table:formula="of:=SUM([.C109:.J109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1" calcext:value-type="float">
            <text:p>501</text:p>
          </table:table-cell>
          <table:table-cell office:value-type="float" office:value="20.75" calcext:value-type="float">
            <text:p>20.75</text:p>
          </table:table-cell>
          <table:table-cell office:value-type="float" office:value="0" calcext:value-type="float">
            <text:p>0</text:p>
          </table:table-cell>
          <table:table-cell office:value-type="float" office:value="14.77" calcext:value-type="float">
            <text:p>14.77</text:p>
          </table:table-cell>
          <table:table-cell office:value-type="float" office:value="54.29" calcext:value-type="float">
            <text:p>54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9a40a4c4216db04832bbd668e85f4a393a5888</text:p>
          </table:table-cell>
          <table:table-cell table:formula="of:=SUM([.C110:.J110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34" calcext:value-type="float">
            <text:p>1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1938082bdc3027c8784cc12223c09515624506</text:p>
          </table:table-cell>
          <table:table-cell table:formula="of:=SUM([.C111:.J111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31" calcext:value-type="float">
            <text:p>2031</text:p>
          </table:table-cell>
          <table:table-cell office:value-type="float" office:value="71.98" calcext:value-type="float">
            <text:p>71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1" calcext:value-type="float">
            <text:p>28.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1feedb5ab1e52e8ac0b2d7b2216516eeb5fb70</text:p>
          </table:table-cell>
          <table:table-cell table:formula="of:=SUM([.C112:.J112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57" calcext:value-type="float">
            <text:p>2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e6a35ea3513f86c4b88015c3ab30e425e1a9614</text:p>
          </table:table-cell>
          <table:table-cell table:formula="of:=SUM([.C113:.J113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31" calcext:value-type="float">
            <text:p>2531</text:p>
          </table:table-cell>
          <table:table-cell office:value-type="float" office:value="31.76" calcext:value-type="float">
            <text:p>31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16" calcext:value-type="float">
            <text:p>64.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b74bdeb3beb3834b2bfbabd853dc71906e9919</text:p>
          </table:table-cell>
          <table:table-cell table:formula="of:=SUM([.C114:.J114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27" calcext:value-type="float">
            <text:p>272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59" calcext:value-type="float">
            <text:p>99.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2b929d08dd5d085404b6bd0a85465b431026b3</text:p>
          </table:table-cell>
          <table:table-cell table:formula="of:=SUM([.C115:.J115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06" calcext:value-type="float">
            <text:p>4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7" calcext:value-type="float">
            <text:p>99.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1ea09220b24ac3b5f806913f59cc2f8625197</text:p>
          </table:table-cell>
          <table:table-cell table:formula="of:=SUM([.C116:.J11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162" calcext:value-type="float">
            <text:p>5162</text:p>
          </table:table-cell>
          <table:table-cell office:value-type="float" office:value="4.59" calcext:value-type="float">
            <text:p>4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17" calcext:value-type="float">
            <text:p>81.17</text:p>
          </table:table-cell>
          <table:table-cell office:value-type="float" office:value="0" calcext:value-type="float">
            <text:p>0</text:p>
          </table:table-cell>
          <table:table-cell office:value-type="float" office:value="11.66" calcext:value-type="float">
            <text:p>11.6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972d32d8e5b68a3e230080cfc6342ef003420c</text:p>
          </table:table-cell>
          <table:table-cell table:formula="of:=SUM([.C117:.J117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495" calcext:value-type="float">
            <text:p>5495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98" calcext:value-type="float">
            <text:p>88.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ac2249372fe80a1bcfbd8d62c326e7ac991139</text:p>
          </table:table-cell>
          <table:table-cell table:formula="of:=SUM([.C118:.J118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373" calcext:value-type="float">
            <text:p>6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a53e1bdd781c6427b4ba20862f1f3d989822bb</text:p>
          </table:table-cell>
          <table:table-cell table:formula="of:=SUM([.C119:.J119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44" calcext:value-type="float">
            <text:p>8044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96.36" calcext:value-type="float">
            <text:p>96.36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8e18f01cf77e14eaa049d38c2c5ad349016326</text:p>
          </table:table-cell>
          <table:table-cell table:formula="of:=SUM([.C120:.J120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579" calcext:value-type="float">
            <text:p>9579</text:p>
          </table:table-cell>
          <table:table-cell office:value-type="float" office:value="80.16" calcext:value-type="float">
            <text:p>8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7" calcext:value-type="float">
            <text:p>19.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8edfc7eb1bd020830f211265da9848de339b3d</text:p>
          </table:table-cell>
          <table:table-cell table:formula="of:=SUM([.C121:.J121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912" calcext:value-type="float">
            <text:p>10912</text:p>
          </table:table-cell>
          <table:table-cell office:value-type="float" office:value="5.26" calcext:value-type="float">
            <text:p>5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6" calcext:value-type="float">
            <text:p>78.36</text:p>
          </table:table-cell>
          <table:table-cell office:value-type="float" office:value="2" calcext:value-type="float">
            <text:p>2</text:p>
          </table:table-cell>
          <table:table-cell office:value-type="float" office:value="15.25" calcext:value-type="float">
            <text:p>15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e033de75164a99af30c3ab997fb6b028a6ab75</text:p>
          </table:table-cell>
          <table:table-cell table:formula="of:=SUM([.C122:.J122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251" calcext:value-type="float">
            <text:p>13251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4" calcext:value-type="float">
            <text:p>99.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91d0d153f6c7d3f94767359043e93cd2136ea0</text:p>
          </table:table-cell>
          <table:table-cell table:formula="of:=SUM([.C123:.J123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797" calcext:value-type="float">
            <text:p>16797</text:p>
          </table:table-cell>
          <table:table-cell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97.27" calcext:value-type="float">
            <text:p>97.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15a4764ab1946106baea984a20fa423e79a8f3</text:p>
          </table:table-cell>
          <table:table-cell table:formula="of:=SUM([.C124:.J124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429" calcext:value-type="float">
            <text:p>20429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97.56" calcext:value-type="float">
            <text:p>97.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c8fdf56b928653fe1563857b5f12ff5975ad99c4</text:p>
          </table:table-cell>
          <table:table-cell table:formula="of:=SUM([.C125:.J125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7710" calcext:value-type="float">
            <text:p>2771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99.11" calcext:value-type="float">
            <text:p>99.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826fc3e63ecdbf741efbc29a6026cbea11493e17</text:p>
          </table:table-cell>
          <table:table-cell table:formula="of:=SUM([.C126:.J12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4b3d7ec3db821e41f19d1a20c2d292a59386587</text:p>
          </table:table-cell>
          <table:table-cell table:formula="of:=SUM([.C127:.J12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c42a01fe5b401562ec6d1be1a4d09fb18801253</text:p>
          </table:table-cell>
          <table:table-cell table:formula="of:=SUM([.C128:.J12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7ab6970616c1c4a246756e05552f682e79647488</text:p>
          </table:table-cell>
          <table:table-cell table:formula="of:=SUM([.C129:.J12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cb907b54fea40fac408121a0b194cc0b82500d1</text:p>
          </table:table-cell>
          <table:table-cell table:formula="of:=SUM([.C130:.J13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56f8e10e2e7dac5576fbe7804c679c806909673</text:p>
          </table:table-cell>
          <table:table-cell table:formula="of:=SUM([.C131:.J13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690018abc100f6a6e00112c0a979b9603a3bbc09</text:p>
          </table:table-cell>
          <table:table-cell table:formula="of:=SUM([.C132:.J13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7b83069cc31a9f73126fb3717554ebf617be763</text:p>
          </table:table-cell>
          <table:table-cell table:formula="of:=SUM([.C133:.J13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3.33" calcext:value-type="float">
            <text:p>13.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.66" calcext:value-type="float">
            <text:p>86.66</text:p>
          </table:table-cell>
        </table:table-row>
        <table:table-row table:style-name="ro1">
          <table:table-cell office:value-type="string" calcext:value-type="string">
            <text:p>6048927b190dd0a294ed72581c7dd2be9e4be197</text:p>
          </table:table-cell>
          <table:table-cell table:formula="of:=SUM([.C134:.J13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537825be9b67aa81b188563bb759586b419f5d5</text:p>
          </table:table-cell>
          <table:table-cell table:formula="of:=SUM([.C135:.J13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8931022e1cc491ad9c8a39a50fc9c777ddf670b</text:p>
          </table:table-cell>
          <table:table-cell table:formula="of:=SUM([.C136:.J13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35a95e8d4533b6cb9aabbf0dfca6cd8713342348</text:p>
          </table:table-cell>
          <table:table-cell table:formula="of:=SUM([.C137:.J13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fa6a723526b819f955ff95c13b2b06777154f11</text:p>
          </table:table-cell>
          <table:table-cell table:formula="of:=SUM([.C138:.J13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c36722bb11ca818b8f5259f8bcfc00d8c9b05ed</text:p>
          </table:table-cell>
          <table:table-cell table:formula="of:=SUM([.C139:.J13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6fbebccd90ea7bd8ba497fd5e0a688af99ac7f2</text:p>
          </table:table-cell>
          <table:table-cell table:formula="of:=SUM([.C140:.J14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70fc158fa75f51bc02ec97a63f06865ad19571b</text:p>
          </table:table-cell>
          <table:table-cell table:formula="of:=SUM([.C141:.J14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725b17c8b4e90d491bcfd127b075a3d915c4bc1</text:p>
          </table:table-cell>
          <table:table-cell table:formula="of:=SUM([.C142:.J14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7f3ed841f8cb588ebd088df94d6c7f48cbdc0149</text:p>
          </table:table-cell>
          <table:table-cell table:formula="of:=SUM([.C143:.J14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705f01f76881b7c4308a5c1cc35ad9a28e6a513</text:p>
          </table:table-cell>
          <table:table-cell table:formula="of:=SUM([.C144:.J14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29af561d153cf5d6057ccb92b6bee2cc0d323c6</text:p>
          </table:table-cell>
          <table:table-cell table:formula="of:=SUM([.C145:.J14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85.04" calcext:value-type="float">
            <text:p>85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</table:table-row>
        <table:table-row table:style-name="ro1">
          <table:table-cell office:value-type="string" calcext:value-type="string">
            <text:p>cb6e072231913931c8fd1b5ae4eebd3298b8037f</text:p>
          </table:table-cell>
          <table:table-cell table:formula="of:=SUM([.C146:.J14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476316c0c8b0ed2985a554d3a2f0edebaaa22</text:p>
          </table:table-cell>
          <table:table-cell table:formula="of:=SUM([.C147:.J1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c72c6438a2afc8e24cd77f8d52bd79c58562b2</text:p>
          </table:table-cell>
          <table:table-cell table:formula="of:=SUM([.C148:.J14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dcfb840fbac03e189c6a626844301d9d409d6e</text:p>
          </table:table-cell>
          <table:table-cell table:formula="of:=SUM([.C149:.J14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07608793264db1d39eb8727d4f4cbcb29f10c</text:p>
          </table:table-cell>
          <table:table-cell table:formula="of:=SUM([.C150:.J15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cb94759f783f198dd9d732aa6eb9e7f2d3cb</text:p>
          </table:table-cell>
          <table:table-cell table:formula="of:=SUM([.C151:.J15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7.77" calcext:value-type="float">
            <text:p>77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22" calcext:value-type="float">
            <text:p>2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aa3caee83ef8d70319826bdd5ce2dd2e9a0ef30</text:p>
          </table:table-cell>
          <table:table-cell table:formula="of:=SUM([.C152:.J15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7.14" calcext:value-type="float">
            <text:p>57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5" calcext:value-type="float">
            <text:p>42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00542974fffa56a3f62adad94585916b79c26d</text:p>
          </table:table-cell>
          <table:table-cell table:formula="of:=SUM([.C153:.J15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3.75" calcext:value-type="float">
            <text:p>93.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1cd1531c60d8d4e699a46fcf914cf459de173d</text:p>
          </table:table-cell>
          <table:table-cell table:formula="of:=SUM([.C154:.J15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ed7b3e6b8ce1150543bec3ddd371f6da405274a</text:p>
          </table:table-cell>
          <table:table-cell table:formula="of:=SUM([.C155:.J1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9817a489af3d1c5da456e53f692736859f2325</text:p>
          </table:table-cell>
          <table:table-cell table:formula="of:=SUM([.C156:.J15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8905485b5fcabd7c84fd3a7485993a2c5c3d30</text:p>
          </table:table-cell>
          <table:table-cell table:formula="of:=SUM([.C157:.J15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f8d2f8d0f6a0241083616b29687a42e3d0964f</text:p>
          </table:table-cell>
          <table:table-cell table:formula="of:=SUM([.C158:.J1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e38c2e82d52be12fb27ece91b4d187ff7540b5</text:p>
          </table:table-cell>
          <table:table-cell table:formula="of:=SUM([.C159:.J15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2.72" calcext:value-type="float">
            <text:p>22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.27" calcext:value-type="float">
            <text:p>77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ad2870fafbea1a580320c0835ac122ccaa7736c</text:p>
          </table:table-cell>
          <table:table-cell table:formula="of:=SUM([.C160:.J16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d1e72653efc5d7465995f46f96747c066f6922</text:p>
          </table:table-cell>
          <table:table-cell table:formula="of:=SUM([.C161:.J16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commit_labeling.A1:commit_labeling.V161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1T15:43:04.407641291</dc:date>
    <meta:editing-duration>PT14M32S</meta:editing-duration>
    <meta:editing-cycles>4</meta:editing-cycles>
    <meta:generator>LibreOffice/6.4.7.2$Linux_X86_64 LibreOffice_project/40$Build-2</meta:generator>
    <meta:document-statistic meta:table-count="1" meta:cell-count="3541" meta:object-count="0"/>
  </office:meta>
</office:document-meta>
</file>